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编写模块基本风格</text:h>
      <text:list xml:id="list2967973524819190729" text:style-name="L1">
        <text:list-item>
          <text:p text:style-name="P2">标题 </text:p>
          <text:list>
            <text:list-item>
              <text:p text:style-name="P3"><text:s/>#_*_coding:utf-8_*_</text:p>
              <text:p text:style-name="P4"><text:s/>#!/usr/bin/env python</text:p>
            </text:list-item>
          </text:list>
        </text:list-item>
        <text:list-item>
          <text:p text:style-name="P2">文档注释 </text:p>
          <text:list>
            <text:list-item>
              <text:p text:style-name="P2">既不能缺少注释，也要避免过度注释 </text:p>
            </text:list-item>
          </text:list>
        </text:list-item>
        <text:list-item>
          <text:p text:style-name="P2">模块导入 </text:p>
          <text:list>
            <text:list-item>
              <text:p text:style-name="P2">import os </text:p>
            </text:list-item>
          </text:list>
        </text:list-item>
        <text:list-item>
          <text:p text:style-name="P2">变量定义 </text:p>
          <text:list>
            <text:list-item>
              <text:p text:style-name="P2">name=‘cy’ </text:p>
            </text:list-item>
          </text:list>
        </text:list-item>
        <text:list-item>
          <text:p text:style-name="P2">类定义语句 </text:p>
          <text:list>
            <text:list-item>
              <text:p text:style-name="P2">class </text:p>
            </text:list-item>
          </text:list>
        </text:list-item>
        <text:list-item>
          <text:p text:style-name="P2">函数定义语句 </text:p>
          <text:list>
            <text:list-item>
              <text:p text:style-name="P2">def  </text:p>
            </text:list-item>
          </text:list>
        </text:list-item>
        <text:list-item>
          <text:p text:style-name="P2">主程序 </text:p>
          <text:list>
            <text:list-item>
              <text:p text:style-name="P2">无论当前模块是被别的模块导入还是作为脚本直接执行，都会执行这部分代码 </text:p>
            </text:list-item>
            <text:list-item>
              <text:p text:style-name="P2">if __name__ == '__main__' </text:p>
            </text:list-item>
          </text:list>
        </text:list-item>
        <text:list-item>
          <text:p text:style-name="P2">测试代码 </text:p>
          <text:list>
            <text:list-item>
              <text:p text:style-name="P1">test() </text:p>
            </text:list-item>
          </text:list>
        </text:list-item>
      </text:list>
      <text:p text:style-name="Text_20_body">eg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4:33:59.479761870</meta:creation-date>
    <dc:date>2018-05-08T14:34:41.256389233</dc:date>
    <meta:editing-duration>PT44S</meta:editing-duration>
    <meta:editing-cycles>1</meta:editing-cycles>
    <meta:document-statistic meta:table-count="0" meta:image-count="0" meta:object-count="0" meta:page-count="1" meta:paragraph-count="20" meta:word-count="122" meta:character-count="227" meta:non-whitespace-character-count="203"/>
    <meta:generator>LibreOffice/5.1.6.2$Linux_X86_64 LibreOffice_project/10m0$Build-2</meta:generator>
  </office:meta>
</office:document-meta>
</file>